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5.69pt"/>
    </style:style>
    <style:style style:name="co2" style:family="table-column">
      <style:table-column-properties fo:break-before="auto" style:column-width="237.4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OM: OLSK <text:s/>Vinyl Cutter V1</text:p>
          </table:table-cell>
          <table:covered-table-cell table:style-name="ce9"/>
          <table:table-cell table:number-columns-repeated="1022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10" office:value-type="string" calcext:value-type="string">
            <text:p>Part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Head</text:p>
          </table:table-cell>
          <table:covered-table-cell table:style-name="ce11"/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ctuator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X Belt Attacher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Head 3D Printed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LM6UU 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elt Attacher Aluminum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LM8UU 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Shaft 6m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Housing</text:p>
          </table:table-cell>
          <table:covered-table-cell table:style-name="ce11"/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over Panel Righ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over Righ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over Lef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ottom Plate 0,1 each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over Panel Lef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Frame</text:p>
          </table:table-cell>
          <table:covered-table-cell table:style-name="ce11"/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Frame Main Plate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Frame Left Plate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Fillet Profile 30x30 Nut 8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Top Plate Pom 5mm -0.1 each</text:p>
          </table:table-cell>
          <table:table-cell table:number-columns-repeated="10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Support Spacer POM 5m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utting Rod PO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upport Right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eft suppor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Electrics &amp; Electronics</text:p>
          </table:table-cell>
          <table:covered-table-cell table:style-name="ce11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rduino_Uno</text:p>
          </table:table-cell>
          <table:covered-table-cell table:style-name="ce9"/>
          <table:table-cell table:number-columns-repeated="102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PCB.stp</text:p>
          </table:table-cell>
          <table:table-cell table:number-columns-repeated="102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USB-B.stp</text:p>
          </table:table-cell>
          <table:table-cell table:number-columns-repeated="102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C_Jack.stp</text:p>
          </table:table-cell>
          <table:table-cell table:number-columns-repeated="102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Header female 8.stp</text:p>
          </table:table-cell>
          <table:table-cell table:number-columns-repeated="102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ader female 10.stp</text:p>
          </table:table-cell>
          <table:table-cell table:number-columns-repeated="102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Header female 6.stp</text:p>
          </table:table-cell>
          <table:table-cell table:number-columns-repeated="102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>
            <text:p>Header male 2.stp</text:p>
          </table:table-cell>
          <table:table-cell table:number-columns-repeated="102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tmega328p-AU.stp</text:p>
          </table:table-cell>
          <table:table-cell table:number-columns-repeated="102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iode.stp</text:p>
          </table:table-cell>
          <table:table-cell table:number-columns-repeated="102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LM358.stp</text:p>
          </table:table-cell>
          <table:table-cell table:number-columns-repeated="102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16MHZ Crystal.stp</text:p>
          </table:table-cell>
          <table:table-cell table:number-columns-repeated="102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R1.stp</text:p>
          </table:table-cell>
          <table:table-cell table:number-columns-repeated="102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H340G.stp</text:p>
          </table:table-cell>
          <table:table-cell table:number-columns-repeated="102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47uF 27v cap.stp</text:p>
          </table:table-cell>
          <table:table-cell table:number-columns-repeated="102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LM1117.stp</text:p>
          </table:table-cell>
          <table:table-cell table:number-columns-repeated="102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Transistor SOC Package.stp</text:p>
          </table:table-cell>
          <table:table-cell table:number-columns-repeated="102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 sexy yellow button.stp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rduino_Uno_CNC_Shield_V3</text:p>
          </table:table-cell>
          <table:covered-table-cell table:style-name="ce9"/>
          <table:table-cell table:number-columns-repeated="102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Arduino_CNC_Assembly v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Y-Axis</text:p>
          </table:table-cell>
          <table:covered-table-cell table:style-name="ce11"/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Y-Motor 17HM19-2004S v1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D14L22 5-8m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Y Motor Holder 3D Printed with Inserts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ilicon Pipe 8x11m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haft 8mm (3)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KL08 8mm (2) (1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X-Axis</text:p>
          </table:table-cell>
          <table:covered-table-cell table:style-name="ce11"/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X-Motor 17HM19-2004S v1 (1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elt GT2 10m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X Shaft 8m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haft 8mm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Pulley GT2 36T 10mm (1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haft 8mm (1)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Belt GT2 10mm (1)</text:p>
          </table:table-cell>
          <table:table-cell table:number-columns-repeated="10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607/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Pinch Rollers</text:p>
          </table:table-cell>
          <table:covered-table-cell table:style-name="ce11"/>
          <table:table-cell table:number-columns-repeated="10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Pinch Roller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Shaft 8mm (2)</text:p>
          </table:table-cell>
          <table:table-cell table:number-columns-repeated="1022"/>
        </table:table-row>
        <table:table-row table:style-name="ro1">
          <table:table-cell table:style-name="ce8"/>
          <table:table-cell table:style-name="ce3" office:value-type="string" calcext:value-type="string">
            <text:p>Fasteners</text:p>
          </table:table-cell>
          <table:table-cell table:number-columns-repeated="102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2" office:value-type="string" calcext:value-type="string">
            <text:p>ISO 7380 M5 20mm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IN 912 M3 25mm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IN 912 M3 6mm</text:p>
          </table:table-cell>
          <table:table-cell table:number-columns-repeated="10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IN 912 M3 8 m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DIN 912 M4 16mm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ISO 7380 M3 12mm</text:p>
          </table:table-cell>
          <table:table-cell table:number-columns-repeated="10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ISO 7380 M5 10mm</text:p>
          </table:table-cell>
          <table:table-cell table:number-columns-repeated="10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DIN 912 M3 20mm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IN 912 M8 16mm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IN 912 M3 5mm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ISO 7380 M5 16mm</text:p>
          </table:table-cell>
          <table:table-cell table:number-columns-repeated="10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M5 nut</text:p>
          </table:table-cell>
          <table:table-cell table:number-columns-repeated="10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IN 912 M2.5 10mm</text:p>
          </table:table-cell>
          <table:table-cell table:number-columns-repeated="1022"/>
        </table:table-row>
        <table:table-row table:style-name="ro1" table:number-rows-repeated="870">
          <table:table-cell table:style-name="ce7" table:number-columns-repeated="2"/>
          <table:table-cell table:number-columns-repeated="1022"/>
        </table:table-row>
        <table:table-row table:style-name="ro2" table:number-rows-repeated="10476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7" meta:object-count="0"/>
    <meta:generator>LibreOfficeDev/6.0.5.2$Linux_X86_64 LibreOffice_project/</meta:generator>
  </office:meta>
</office:document-meta>
</file>